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11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5" style:family="table-cell" style:parent-style-name="Default">
      <style:text-properties style:text-underline-style="none"/>
    </style:style>
    <style:style style:name="ce7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13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shapes>
          <draw:frame draw:z-index="0" draw:name="Gráfico 1" draw:style-name="gr1" svg:width="168.84mm" svg:height="80.76mm" svg:x="2.31mm" svg:y="59.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Gráfico 1" draw:style-name="gr1" svg:width="168.84mm" svg:height="80.76mm" svg:x="370.23mm" svg:y="3.1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name="Gráfico 1" draw:style-name="gr1" svg:width="168.84mm" svg:height="80.76mm" svg:x="180.74mm" svg:y="68.61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7" table:default-cell-style-name="ce1"/>
        <table:table-row table:style-name="ro1" table:number-rows-repeated="4">
          <table:table-cell table:style-name="Default" table:number-columns-repeated="11"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/>
          <table:table-cell table:style-name="ce5"/>
          <table:table-cell table:style-name="Default" table:number-columns-repeated="9"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Procesos</text:p>
          </table:table-cell>
          <table:table-cell table:style-name="ce11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6" table:number-rows-spanned="1">
            <text:p>Cluster Cenat</text:p>
          </table:table-cell>
          <table:covered-table-cell/>
          <table:covered-table-cell table:style-name="ce7" office:value-type="string" calcext:value-type="string">
            <text:p>Lab 104</text:p>
          </table:covered-table-cell>
          <table:covered-table-cell table:number-columns-repeated="3"/>
          <table:table-cell table:style-name="ce12" office:value-type="string" calcext:value-type="string" table:number-columns-spanned="2" table:number-rows-spanned="1">
            <text:p>Speedup</text:p>
          </table:table-cell>
          <table:covered-table-cell table:style-name="ce13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</text:p>
          </table:table-cell>
          <table:covered-table-cell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2" table:number-rows-spanned="1">
            <text:p>Serial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OPENMP MPI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x2 nucleos OPENMP MPI</text:p>
          </table:table-cell>
          <table:covered-table-cell table:style-name="Default"/>
          <table:table-cell table:style-name="ce13" office:value-type="string" calcext:value-type="string">
            <text:p>Normal</text:p>
          </table:table-cell>
          <table:table-cell table:style-name="ce13" office:value-type="string" calcext:value-type="string">
            <text:p>Crime</text:p>
          </table:table-cell>
          <table:table-cell table:style-name="ce13" office:value-type="string" calcext:value-type="string">
            <text:p>Normal</text:p>
          </table:table-cell>
          <table:table-cell table:style-name="ce13" office:value-type="string" calcext:value-type="string">
            <text:p>Crime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Caso de prueba</text:p>
          </table:table-cell>
          <table:table-cell table:style-name="ce13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13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13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115.48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45" calcext:value-type="float">
            <text:p>0,45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float" office:value="1932.36" calcext:value-type="float">
            <text:p>1932,36</text:p>
          </table:table-cell>
          <table:table-cell table:style-name="ce11" office:value-type="float" office:value="856477.81" calcext:value-type="float">
            <text:p>856477,81</text:p>
          </table:table-cell>
          <table:table-cell table:style-name="ce11" office:value-type="float" office:value="113.357" calcext:value-type="float">
            <text:p>113,357</text:p>
          </table:table-cell>
          <table:table-cell table:style-name="ce11" office:value-type="string" calcext:value-type="string">
            <text:p>7416.665</text:p>
          </table:table-cell>
          <table:table-cell table:style-name="ce11" office:value-type="float" office:value="438.59" calcext:value-type="float">
            <text:p>438,59</text:p>
          </table:table-cell>
          <table:table-cell table:style-name="ce11" office:value-type="float" office:value="6965.004" calcext:value-type="float">
            <text:p>6965,004</text:p>
          </table:table-cell>
          <table:table-cell table:style-name="ce12" office:value-type="string" calcext:value-type="string" table:number-columns-spanned="2" table:number-rows-spanned="1">
            <text:p>Speedup X2</text:p>
          </table:table-cell>
          <table:covered-table-cell table:style-name="ce13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 <text:s/>X2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3" office:value-type="string" calcext:value-type="string">
            <text:p>Normal</text:p>
          </table:table-cell>
          <table:table-cell table:style-name="ce13" office:value-type="string" calcext:value-type="string">
            <text:p>Crime</text:p>
          </table:table-cell>
          <table:table-cell table:style-name="ce13" office:value-type="string" calcext:value-type="string">
            <text:p>Normal</text:p>
          </table:table-cell>
          <table:table-cell table:style-name="ce13" office:value-type="string" calcext:value-type="string">
            <text:p>Crime</text:p>
          </table:table-cell>
          <table:table-cell table:number-columns-repeated="1013"/>
        </table:table-row>
        <table:table-row table:style-name="ro1">
          <table:table-cell table:style-name="Default" table:number-columns-repeated="6"/>
          <table:table-cell table:style-name="ce19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122.96</text:p>
          </table:table-cell>
          <table:table-cell table:style-name="ce11" office:value-type="float" office:value="0.015" calcext:value-type="float">
            <text:p>0,015</text:p>
          </table:table-cell>
          <table:table-cell table:style-name="ce11" office:value-type="float" office:value="0.24" calcext:value-type="float">
            <text:p>0,24</text:p>
          </table:table-cell>
          <table:table-cell table:number-columns-repeated="1013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01:13:41.5929560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ubio</meta:initial-creator>
    <meta:creation-date>2018-09-10T01:30:06Z</meta:creation-date>
    <dc:date>2018-12-18T01:55:51.215427560</dc:date>
    <meta:editing-cycles>17</meta:editing-cycles>
    <meta:editing-duration>PT4H8M56S</meta:editing-duration>
    <meta:document-statistic meta:table-count="1" meta:cell-count="47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0.236cm" svg:y="0.297cm" chart:style-name="ch2">
          <text:p>Cuadro comparativo de tiempos de ejecucion (s) version paralela cluster</text:p>
        </chart:title>
        <chart:legend chart:legend-position="end" svg:x="12.28cm" svg:y="3.49cm" style:legend-expansion="high" chart:style-name="ch3"/>
        <chart:plot-area chart:style-name="ch4" chart:data-source-has-labels="both" svg:x="1.493cm" svg:y="1.088cm" svg:width="10.457cm" svg:height="5.658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596cm" svg:y="6.104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416.665">
                <text:p>7416.665</text:p>
              </table:table-cell>
              <table:table-cell office:value-type="float" office:value="113.357">
                <text:p>113.3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964.004">
                <text:p>6964.004</text:p>
              </table:table-cell>
              <table:table-cell office:value-type="float" office:value="438.59">
                <text:p>438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3.796cm" svg:y="0.166cm" chart:style-name="ch2">
          <text:p>Cuadro comparativo de speedup cluster</text:p>
        </chart:title>
        <chart:legend chart:legend-position="end" svg:x="12.28cm" svg:y="3.49cm" style:legend-expansion="high" chart:style-name="ch3"/>
        <chart:plot-area chart:style-name="ch4" chart:data-source-has-labels="both" svg:x="1.705cm" svg:y="1.088cm" svg:width="10.033cm" svg:height="5.658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808cm" svg:y="6.104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5.48">
                <text:p>115.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22.96">
                <text:p>122.9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3.796cm" svg:y="0.169cm" chart:style-name="ch2">
          <text:p>Cuadro comparativo de eficiencia cluster</text:p>
        </chart:title>
        <chart:legend chart:legend-position="end" svg:x="12.28cm" svg:y="3.49cm" style:legend-expansion="high" chart:style-name="ch3"/>
        <chart:plot-area chart:style-name="ch4" chart:data-source-has-labels="both" svg:x="1.599cm" svg:y="1.088cm" svg:width="10.245cm" svg:height="5.658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702cm" svg:y="6.104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